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chlieli CLM1" svg:font-family="'Nachlieli CLM'"/>
    <style:font-face style:name="Frank Ruehl CLM" svg:font-family="'Frank Ruehl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style:writing-mode="rl-tb"/>
      <style:text-properties style:font-name="Frank Ruehl CLM" fo:font-size="18pt" officeooo:rsid="000bb03b" officeooo:paragraph-rsid="000bb03b" style:font-size-asian="18pt" style:font-name-complex="Frank Ruehl CLM" style:font-size-complex="18pt"/>
    </style:style>
    <style:style style:name="P2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20pt"/>
    </style:style>
    <style:style style:name="P3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22pt"/>
    </style:style>
    <style:style style:name="P4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26pt"/>
    </style:style>
    <style:style style:name="P5" style:family="paragraph" style:parent-style-name="Text_20_body">
      <style:paragraph-properties fo:text-align="center" style:justify-single-word="false" style:writing-mode="rl-tb"/>
      <style:text-properties style:font-name="Frank Ruehl CLM" fo:font-size="18pt" officeooo:rsid="000bb03b" officeooo:paragraph-rsid="000bb03b" style:font-size-asian="18pt" style:font-name-complex="Frank Ruehl CLM" style:font-size-complex="26pt"/>
    </style:style>
    <style:style style:name="P6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36pt"/>
    </style:style>
    <style:style style:name="P7" style:family="paragraph" style:parent-style-name="Text_20_body">
      <style:paragraph-properties fo:text-align="center" style:justify-single-word="false" style:writing-mode="rl-tb"/>
      <style:text-properties style:font-name="Frank Ruehl CLM" fo:font-size="18pt" style:font-size-asian="18pt" style:font-name-complex="Frank Ruehl CLM" style:font-size-complex="16pt"/>
    </style:style>
    <style:style style:name="P8" style:family="paragraph" style:parent-style-name="Text_20_body">
      <style:paragraph-properties fo:text-align="center" style:justify-single-word="false" style:writing-mode="rl-tb"/>
      <style:text-properties style:font-name="Frank Ruehl CLM" fo:font-size="18pt" officeooo:rsid="000bb03b" officeooo:paragraph-rsid="000bb03b" style:font-size-asian="18pt" style:font-name-complex="Frank Ruehl CLM" style:font-size-complex="16pt"/>
    </style:style>
    <style:style style:name="T1" style:family="text">
      <style:text-properties officeooo:rsid="000bb03b"/>
    </style:style>
    <style:style style:name="T2" style:family="text">
      <style:text-properties officeooo:rsid="000bc508"/>
    </style:style>
    <style:style style:name="T3" style:family="text">
      <style:text-properties officeooo:rsid="000bf4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>אוניברסיטת בן-גוריון בנגב</text:p>
      <text:p text:style-name="P3">הפקולטה למדעי הטבע</text:p>
      <text:p text:style-name="P3">המחלקה למדעי המחשב</text:p>
      <text:p text:style-name="P7"/>
      <text:p text:style-name="P7"/>
      <text:p text:style-name="P6">שיבוץ תגובתי של משאבי חישוב במערכות בקרה <text:span text:style-name="T3">מבוססות מחשב</text:span></text:p>
      <text:p text:style-name="P7"/>
      <text:p text:style-name="P2">חיבור לשם קבלת התואר "מגיסטר" בפקולטה למדעי הטבע</text:p>
      <text:p text:style-name="P7"/>
      <text:p text:style-name="P7"/>
      <text:p text:style-name="P4">מאת: <text:span text:style-name="T1">הודי גולדמן</text:span></text:p>
      <text:p text:style-name="P5"><text:span text:style-name="T2">בהנחיית</text:span>: דר’ גרא וייס</text:p>
      <text:p text:style-name="P8"/>
      <text:p text:style-name="P8"/>
      <text:p text:style-name="P1">דצמבר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chlieli CLM1" svg:font-family="'Nachlieli CLM'"/>
    <style:font-face style:name="Frank Ruehl CLM" svg:font-family="'Frank Ruehl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dai </meta:initial-creator>
    <meta:creation-date>2017-12-18T18:30:25.107102081</meta:creation-date>
    <dc:date>2017-12-20T11:01:07.604891315</dc:date>
    <dc:creator>Hodai </dc:creator>
    <meta:editing-duration>PT19M5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5" meta:character-count="209" meta:non-whitespace-character-count="182"/>
  </office:meta>
</office:document-meta>
</file>